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18in" style:rel-column-width="32760*"/>
    </style:style>
    <style:style style:name="Table1.B" style:family="table-column">
      <style:table-column-properties style:column-width="3.4632in" style:rel-column-width="32775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Table_20_Contents">
      <style:text-properties style:font-name="Times New Roman" fo:font-weight="bold" officeooo:rsid="001a75a1" officeooo:paragraph-rsid="0010b3e3" style:font-weight-asian="bold" style:font-weight-complex="bold"/>
    </style:style>
    <style:style style:name="P2" style:family="paragraph" style:parent-style-name="Table_20_Contents">
      <style:text-properties style:font-name="Times New Roman" officeooo:rsid="001a75a1" officeooo:paragraph-rsid="0010b3e3"/>
    </style:style>
    <style:style style:name="P3" style:family="paragraph" style:parent-style-name="Table_20_Contents">
      <style:text-properties style:font-name="Times New Roman" fo:font-size="10pt" officeooo:rsid="001a75a1" officeooo:paragraph-rsid="0010b3e3" style:font-size-asian="10pt" style:font-size-complex="10pt"/>
    </style:style>
    <style:style style:name="P4" style:family="paragraph" style:parent-style-name="Table_20_Contents">
      <style:text-properties style:font-name="Times New Roman" fo:font-size="10pt" officeooo:paragraph-rsid="0010b3e3" style:font-size-asian="10pt" style:font-size-complex="10pt"/>
    </style:style>
    <style:style style:name="P5" style:family="paragraph" style:parent-style-name="Table_20_Contents">
      <style:text-properties style:font-name="Times New Roman" officeooo:paragraph-rsid="0010b3e3"/>
    </style:style>
    <style:style style:name="P6" style:family="paragraph" style:parent-style-name="Table_20_Contents">
      <style:text-properties style:font-name="Times New Roman" officeooo:rsid="00124577" officeooo:paragraph-rsid="00124577"/>
    </style:style>
    <style:style style:name="P7" style:family="paragraph" style:parent-style-name="Table_20_Contents">
      <style:text-properties style:font-name="Times New Roman" officeooo:rsid="001373e6" officeooo:paragraph-rsid="001373e6"/>
    </style:style>
    <style:style style:name="P8" style:family="paragraph" style:parent-style-name="Table_20_Contents">
      <style:text-properties style:font-name="Times New Roman" officeooo:rsid="0013ad2f" officeooo:paragraph-rsid="0013ad2f"/>
    </style:style>
    <style:style style:name="P9" style:family="paragraph" style:parent-style-name="Table_20_Contents">
      <style:text-properties style:font-name="Times New Roman" officeooo:rsid="0018b7ff" officeooo:paragraph-rsid="0018b7ff"/>
    </style:style>
    <style:style style:name="P10" style:family="paragraph" style:parent-style-name="Table_20_Contents">
      <style:text-properties style:font-name="Times New Roman" officeooo:rsid="00191a17" officeooo:paragraph-rsid="00191a17"/>
    </style:style>
    <style:style style:name="P11" style:family="paragraph" style:parent-style-name="Table_20_Contents">
      <style:text-properties style:font-name="Times New Roman" officeooo:rsid="0019f5ff" officeooo:paragraph-rsid="0019f5ff"/>
    </style:style>
    <style:style style:name="P12" style:family="paragraph" style:parent-style-name="Table_20_Contents">
      <style:text-properties style:font-name="Times New Roman" officeooo:rsid="001a935d" officeooo:paragraph-rsid="001a935d"/>
    </style:style>
    <style:style style:name="P13" style:family="paragraph" style:parent-style-name="Table_20_Contents">
      <style:text-properties style:font-name="Times New Roman" officeooo:rsid="001c217e" officeooo:paragraph-rsid="001c217e"/>
    </style:style>
    <style:style style:name="P14" style:family="paragraph" style:parent-style-name="Table_20_Contents">
      <style:text-properties style:font-name="Times New Roman" officeooo:rsid="001c8606" officeooo:paragraph-rsid="001c8606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/>
    </style:style>
    <style:style style:name="P16" style:family="paragraph" style:parent-style-name="Table_20_Contents">
      <style:text-properties style:font-name="Times New Roman" officeooo:rsid="001d4173" officeooo:paragraph-rsid="001d4173"/>
    </style:style>
    <style:style style:name="P17" style:family="paragraph" style:parent-style-name="Table_20_Contents">
      <style:text-properties style:font-name="Times New Roman" officeooo:rsid="001f5399" officeooo:paragraph-rsid="001f5399"/>
    </style:style>
    <style:style style:name="P18" style:family="paragraph" style:parent-style-name="Table_20_Contents">
      <style:text-properties style:font-name="Times New Roman" officeooo:rsid="00211464" officeooo:paragraph-rsid="00211464"/>
    </style:style>
    <style:style style:name="P19" style:family="paragraph" style:parent-style-name="Table_20_Contents">
      <style:text-properties style:font-name="Times New Roman" officeooo:rsid="00247b3b" officeooo:paragraph-rsid="00247b3b"/>
    </style:style>
    <style:style style:name="P20" style:family="paragraph" style:parent-style-name="Text_20_body">
      <style:paragraph-properties fo:text-align="center" style:justify-single-word="false"/>
      <style:text-properties style:font-name="Times New Roman" officeooo:rsid="0010b3e3" officeooo:paragraph-rsid="0010b3e3"/>
    </style:style>
    <style:style style:name="P21" style:family="paragraph" style:parent-style-name="Text_20_body">
      <style:paragraph-properties fo:text-align="start" style:justify-single-word="false"/>
      <style:text-properties style:font-name="Times New Roman" officeooo:rsid="001373e6" officeooo:paragraph-rsid="001c217e"/>
    </style:style>
    <style:style style:name="P22" style:family="paragraph" style:parent-style-name="Text_20_body">
      <style:paragraph-properties fo:text-align="start" style:justify-single-word="false"/>
      <style:text-properties style:font-name="Times New Roman" officeooo:rsid="001373e6" officeooo:paragraph-rsid="001c8606"/>
    </style:style>
    <style:style style:name="P23" style:family="paragraph" style:parent-style-name="Text_20_body">
      <style:paragraph-properties fo:text-align="start" style:justify-single-word="false"/>
      <style:text-properties style:font-name="Times New Roman" officeooo:rsid="00144a28" officeooo:paragraph-rsid="001c8606"/>
    </style:style>
    <style:style style:name="P24" style:family="paragraph" style:parent-style-name="Text_20_body">
      <style:paragraph-properties fo:text-align="start" style:justify-single-word="false"/>
      <style:text-properties style:font-name="Times New Roman" officeooo:rsid="00161686" officeooo:paragraph-rsid="001c8606"/>
    </style:style>
    <style:style style:name="P25" style:family="paragraph" style:parent-style-name="Text_20_body">
      <style:paragraph-properties fo:text-align="start" style:justify-single-word="false"/>
      <style:text-properties style:font-name="Times New Roman" officeooo:rsid="001c217e" officeooo:paragraph-rsid="001c8606"/>
    </style:style>
    <style:style style:name="P26" style:family="paragraph" style:parent-style-name="Text_20_body">
      <style:paragraph-properties fo:text-align="start" style:justify-single-word="false"/>
      <style:text-properties style:font-name="Times New Roman" officeooo:rsid="001c8606" officeooo:paragraph-rsid="001c217e"/>
    </style:style>
    <style:style style:name="P27" style:family="paragraph" style:parent-style-name="Text_20_body">
      <style:paragraph-properties fo:text-align="start" style:justify-single-word="false"/>
      <style:text-properties style:font-name="Times New Roman" officeooo:rsid="001c8606" officeooo:paragraph-rsid="001c8606"/>
    </style:style>
    <style:style style:name="P28" style:family="paragraph" style:parent-style-name="Text_20_body">
      <style:paragraph-properties fo:text-align="start" style:justify-single-word="false"/>
      <style:text-properties style:font-name="Times New Roman" officeooo:rsid="002320cf" officeooo:paragraph-rsid="002320cf"/>
    </style:style>
    <style:style style:name="P29" style:family="paragraph" style:parent-style-name="Text_20_body">
      <style:paragraph-properties fo:text-align="start" style:justify-single-word="false"/>
      <style:text-properties style:font-name="Times New Roman" officeooo:rsid="002413d3" officeooo:paragraph-rsid="002413d3"/>
    </style:style>
    <style:style style:name="P30" style:family="paragraph" style:parent-style-name="Text_20_body">
      <style:paragraph-properties fo:text-align="start" style:justify-single-word="false"/>
      <style:text-properties style:font-name="Times New Roman" officeooo:rsid="00279050" officeooo:paragraph-rsid="00279050"/>
    </style:style>
    <style:style style:name="P31" style:family="paragraph" style:parent-style-name="Standard">
      <style:text-properties style:font-name="Times New Roman" officeooo:rsid="001c8606" officeooo:paragraph-rsid="0010b3e3"/>
    </style:style>
    <style:style style:name="P32" style:family="paragraph" style:parent-style-name="Standard">
      <style:paragraph-properties fo:text-align="center" style:justify-single-word="false"/>
      <style:text-properties style:font-name="Times New Roman" officeooo:rsid="001c8606" officeooo:paragraph-rsid="001c8606"/>
    </style:style>
    <style:style style:name="P33" style:family="paragraph" style:parent-style-name="Text_20_body">
      <style:paragraph-properties fo:text-align="start" style:justify-single-word="false"/>
      <style:text-properties style:font-name="Times New Roman" officeooo:rsid="00161686" officeooo:paragraph-rsid="001c8606"/>
    </style:style>
    <style:style style:name="T1" style:family="text">
      <style:text-properties officeooo:rsid="00122f13"/>
    </style:style>
    <style:style style:name="T2" style:family="text">
      <style:text-properties officeooo:rsid="00250f67"/>
    </style:style>
    <style:style style:name="T3" style:family="text"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bol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s://www.youtube.com/result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Penetration Testing / <text:span text:style-name="T1">Red Teaming</text:span></text:p>
      <table:table table:name="Table1" table:style-name="Table1">
        <table:table-column table:style-name="Table1.A"/>
        <table:table-column table:style-name="Table1.B"/>
        <table:table-row table:style-name="TableLine1796309609936">
          <table:table-cell table:style-name="Table1.A1" office:value-type="string">
            <text:p text:style-name="P1">Course Name</text:p>
          </table:table-cell>
          <table:table-cell table:style-name="Table1.A1" office:value-type="string">
            <text:p text:style-name="P4"/>
          </table:table-cell>
        </table:table-row>
        <table:table-row table:style-name="TableLine1796309601504">
          <table:table-cell table:style-name="Table1.A1" office:value-type="string">
            <text:p text:style-name="P2">Resource</text:p>
          </table:table-cell>
          <table:table-cell table:style-name="Table1.A1" office:value-type="string">
            <text:p text:style-name="P3">Link / ISBN</text:p>
          </table:table-cell>
        </table:table-row>
        <table:table-row table:style-name="TableLine179630961728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>Additional link</text:p>
          </table:table-cell>
        </table:table-row>
        <table:table-row table:style-name="TableLine179630961184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Line1796309609120">
          <table:table-cell table:style-name="Table1.A1" office:value-type="string">
            <text:p text:style-name="P6">Freecodecamp.org</text:p>
            <text:p text:style-name="P6">John Hammond</text:p>
            <text:p text:style-name="P6">Improve Cybersecurity Skills with CTFs - PicoCTF Walkthrough (2018)</text:p>
          </table:table-cell>
          <table:table-cell table:style-name="Table1.A1" office:value-type="string">
            <text:p text:style-name="P4"><text:a xlink:type="simple" xlink:href="https://youtu.be/uIkxsBgkpj8" text:style-name="Internet_20_link" text:visited-style-name="Visited_20_Internet_20_Link">https://youtu.be/uIkxsBgkpj8</text:a> </text:p>
          </table:table-cell>
        </table:table-row>
        <table:table-row table:style-name="TableLine1796309611024">
          <table:table-cell table:style-name="Table1.A1" office:value-type="string">
            <text:p text:style-name="P6">Freecodecamp.org</text:p>
            <text:p text:style-name="P6">TheCyberMentor</text:p>
            <text:p text:style-name="P6">Full Ethical Hacking Course - Network Penetration Testing for Beginners (2019)</text:p>
          </table:table-cell>
          <table:table-cell table:style-name="Table1.A1" office:value-type="string">
            <text:p text:style-name="P4"><text:a xlink:type="simple" xlink:href="https://youtu.be/3Kq1MIfTWCE" text:style-name="Internet_20_link" text:visited-style-name="Visited_20_Internet_20_Link">https://youtu.be/3Kq1MIfTWCE</text:a> </text:p>
          </table:table-cell>
        </table:table-row>
        <table:table-row table:style-name="TableLine1796309608032">
          <table:table-cell table:style-name="Table1.A1" office:value-type="string">
            <text:p text:style-name="P7">Freecodecamp.org</text:p>
            <text:p text:style-name="P7">Hackersploit</text:p>
            <text:p text:style-name="P7">Ethical Hacking 101: Web App Penetration Testing - a full course for beginners</text:p>
          </table:table-cell>
          <table:table-cell table:style-name="Table1.A1" office:value-type="string">
            <text:p text:style-name="P4"><text:a xlink:type="simple" xlink:href="https://youtu.be/2_lswM1S264" text:style-name="Internet_20_link" text:visited-style-name="Visited_20_Internet_20_Link">https://youtu.be/2_lswM1S264</text:a> </text:p>
          </table:table-cell>
        </table:table-row>
        <table:table-row table:style-name="TableLine1796309609392">
          <table:table-cell table:style-name="Table1.A1" office:value-type="string">
            <text:p text:style-name="P7">Freecodecamp.org</text:p>
            <text:p text:style-name="P7">TheCyberMentor</text:p>
            <text:p text:style-name="P7">Linux for Ethical Hackers (Kali Linux Tutorial)</text:p>
          </table:table-cell>
          <table:table-cell table:style-name="Table1.A1" office:value-type="string">
            <text:p text:style-name="P4"><text:a xlink:type="simple" xlink:href="https://youtu.be/lZAoFs75_cs" text:style-name="Internet_20_link" text:visited-style-name="Visited_20_Internet_20_Link">https://youtu.be/lZAoFs75_cs</text:a> </text:p>
          </table:table-cell>
        </table:table-row>
        <table:table-row table:style-name="TableLine1796309604768">
          <table:table-cell table:style-name="Table1.A1" office:value-type="string">
            <text:p text:style-name="P7">Freecodecamp.org</text:p>
            <text:p text:style-name="P7">Sagar Bansal</text:p>
            <text:p text:style-name="P7">Penetration Testing: Gophish Tutorial (Phishing Framework)</text:p>
          </table:table-cell>
          <table:table-cell table:style-name="Table1.A1" office:value-type="string">
            <text:p text:style-name="P4"><text:a xlink:type="simple" xlink:href="https://youtu.be/S6S5JF6Gou0" text:style-name="Internet_20_link" text:visited-style-name="Visited_20_Internet_20_Link">https://youtu.be/S6S5JF6Gou0</text:a> </text:p>
          </table:table-cell>
        </table:table-row>
        <table:table-row table:style-name="TableLine1796309615920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4"/>
          </table:table-cell>
        </table:table-row>
        <table:table-row table:style-name="TableLine1796309608576">
          <table:table-cell table:style-name="Table1.A1" office:value-type="string">
            <text:p text:style-name="P8">Hacking Android (and android apps)</text:p>
          </table:table-cell>
          <table:table-cell table:style-name="Table1.A1" office:value-type="string">
            <text:p text:style-name="P4"/>
          </table:table-cell>
        </table:table-row>
        <table:table-row table:style-name="TableLine1796309613744">
          <table:table-cell table:style-name="Table1.A1" office:value-type="string">
            <text:p text:style-name="P8">Hacking iOS (and iOS apps)</text:p>
          </table:table-cell>
          <table:table-cell table:style-name="Table1.A1" office:value-type="string">
            <text:p text:style-name="P4"/>
          </table:table-cell>
        </table:table-row>
        <table:table-row table:style-name="TableLine1796309616464">
          <table:table-cell table:style-name="Table1.A1" office:value-type="string">
            <text:p text:style-name="P5">IppSec</text:p>
            <text:p text:style-name="P5">@TJ_Null’s OSCP Prep</text:p>
          </table:table-cell>
          <table:table-cell table:style-name="Table1.A1" office:value-type="string">
            <text:p text:style-name="P4"><text:a xlink:type="simple" xlink:href="https://youtube.com/playlist?list=PLidcsTyj9JXK-fnabFLVEvHinQ14Jy5tf" text:style-name="Internet_20_link" text:visited-style-name="Visited_20_Internet_20_Link">https://youtube.com/playlist?list=PLidcsTyj9JXK-fnabFLVEvHinQ14Jy5tf</text:a> </text:p>
          </table:table-cell>
        </table:table-row>
        <table:table-row table:style-name="TableLine1796309603136">
          <table:table-cell table:style-name="Table1.A1" office:value-type="string">
            <text:p text:style-name="P5">Simplilearn</text:p>
            <text:p text:style-name="P5">Certified Ethical Hacker Course | CEH Course | Ethical Hacking Training For Beginners | Simplilearn</text:p>
          </table:table-cell>
          <table:table-cell table:style-name="Table1.A1" office:value-type="string">
            <text:p text:style-name="P4"><text:a xlink:type="simple" xlink:href="https://youtu.be/pq0DDtN-vWk" text:style-name="Internet_20_link" text:visited-style-name="Visited_20_Internet_20_Link">https://youtu.be/pq0DDtN-vWk</text:a> </text:p>
          </table:table-cell>
        </table:table-row>
        <table:table-row table:style-name="TableLine1796309609664">
          <table:table-cell table:style-name="Table1.A1" office:value-type="string">
            <text:p text:style-name="P9">Edureka!</text:p>
            <text:p text:style-name="P5">Ethical Hacking Full Course - Learn Ethical Hacking in 10 Hours | Ethical Hacking Tutorial | Edureka</text:p>
          </table:table-cell>
          <table:table-cell table:style-name="Table1.A1" office:value-type="string">
            <text:p text:style-name="P4"><text:a xlink:type="simple" xlink:href="https://youtu.be/dz7Ntp7KQGA" text:style-name="Internet_20_link" text:visited-style-name="Visited_20_Internet_20_Link">https://youtu.be/dz7Ntp7KQGA</text:a> </text:p>
          </table:table-cell>
        </table:table-row>
        <table:table-row table:style-name="TableLine1796309603680">
          <table:table-cell table:style-name="Table1.A1" office:value-type="string">
            <text:p text:style-name="P9">AllAbout Tech</text:p>
            <text:p text:style-name="P9">CEH V10 &amp; V11 Complete Training | Ethical Hacking | CEH Exam</text:p>
          </table:table-cell>
          <table:table-cell table:style-name="Table1.A1" office:value-type="string">
            <text:p text:style-name="P4"><text:a xlink:type="simple" xlink:href="https://youtu.be/27i_husVE1I" text:style-name="Internet_20_link" text:visited-style-name="Visited_20_Internet_20_Link">https://youtu.be/27i_husVE1I</text:a> </text:p>
          </table:table-cell>
        </table:table-row>
        <table:table-row table:style-name="TableLine1796309607216">
          <table:table-cell table:style-name="Table1.A1" office:value-type="string">
            <text:p text:style-name="P9">Tutorials Point (India) Ltd. </text:p>
            <text:p text:style-name="P9">Ethical Hacking &amp; Cyber Security</text:p>
          </table:table-cell>
          <table:table-cell table:style-name="Table1.A1" office:value-type="string">
            <text:p text:style-name="P4"><text:a xlink:type="simple" xlink:href="https://youtube.com/playlist?list=PLWPirh4EWFpEK7BXbMvKDYuHhA4AiYLDb" text:style-name="Internet_20_link" text:visited-style-name="Visited_20_Internet_20_Link">https://youtube.com/playlist?list=PLWPirh4EWFpEK7BXbMvKDYuHhA4AiYLDb</text:a> </text:p>
          </table:table-cell>
        </table:table-row>
        <table:table-row table:style-name="TableLine1796309610480">
          <table:table-cell table:style-name="Table1.A1" office:value-type="string">
            <text:p text:style-name="P9">Simplilearn</text:p>
            <text:p text:style-name="P9">Ethical Hacking Tutorial Videos</text:p>
          </table:table-cell>
          <table:table-cell table:style-name="Table1.A1" office:value-type="string">
            <text:p text:style-name="P4"><text:a xlink:type="simple" xlink:href="https://youtube.com/playlist?list=PLEiEAq2VkUUIkFUtoqL3geS1Op6GSX-f6" text:style-name="Internet_20_link" text:visited-style-name="Visited_20_Internet_20_Link">https://youtube.com/playlist?list=PLEiEAq2VkUUIkFUtoqL3geS1Op6GSX-f6</text:a> </text:p>
          </table:table-cell>
        </table:table-row>
        <table:table-row table:style-name="TableLine1796309605040">
          <table:table-cell table:style-name="Table1.A1" office:value-type="string">
            <text:p text:style-name="P9">Network Chuck</text:p>
            <text:p text:style-name="P5">Learn Ethical Hacking (CEH Journey)</text:p>
          </table:table-cell>
          <table:table-cell table:style-name="Table1.A1" office:value-type="string">
            <text:p text:style-name="P4"><text:a xlink:type="simple" xlink:href="https://youtube.com/playlist?list=PLIhvC56v63IIJZRa3lzK6IeBQOH_VFjUQ" text:style-name="Internet_20_link" text:visited-style-name="Visited_20_Internet_20_Link">https://youtube.com/playlist?list=PLIhvC56v63IIJZRa3lzK6IeBQOH_VFjUQ</text:a> </text:p>
          </table:table-cell>
        </table:table-row>
        <table:table-row table:style-name="TableLine1796309604224">
          <table:table-cell table:style-name="Table1.A1" office:value-type="string">
            <text:p text:style-name="P9">David Bombal</text:p>
            <text:p text:style-name="P9">Kali Linux: Ethical Hacking Getting Started <text:soft-page-break/>Course</text:p>
          </table:table-cell>
          <table:table-cell table:style-name="Table1.A1" office:value-type="string">
            <text:p text:style-name="P4"><text:a xlink:type="simple" xlink:href="https://youtube.com/playlist?list=PLhfrWIlLOoKMe1Ue0IdeULQvEgCgQ3a1B" text:style-name="Internet_20_link" text:visited-style-name="Visited_20_Internet_20_Link">https://youtube.com/playlist?list=PLhfrWIlLOoKMe1Ue0IdeULQvEgCgQ3a1B</text:a> </text:p>
          </table:table-cell>
        </table:table-row>
        <table:table-row table:style-name="TableLine1796309606672">
          <table:table-cell table:style-name="Table1.A1" office:value-type="string">
            <text:p text:style-name="P9">Joseph Delgadillo</text:p>
            <text:p text:style-name="P9">The Complete Kali Linux Course: Beginner to Advanced! w/English Subtitles</text:p>
          </table:table-cell>
          <table:table-cell table:style-name="Table1.A1" office:value-type="string">
            <text:p text:style-name="P4"><text:a xlink:type="simple" xlink:href="https://youtube.com/playlist?list=PLYmlEoSHldN7HJapyiQ8kFLUsk_a7EjCw" text:style-name="Internet_20_link" text:visited-style-name="Visited_20_Internet_20_Link">https://youtube.com/playlist?list=PLYmlEoSHldN7HJapyiQ8kFLUsk_a7EjCw</text:a> </text:p>
          </table:table-cell>
        </table:table-row>
        <table:table-row table:style-name="TableLine1796309610752">
          <table:table-cell table:style-name="Table1.A1" office:value-type="string">
            <text:p text:style-name="P9">Edureka!</text:p>
            <text:p text:style-name="P9">Ethical Hacking Tutorial For Beginners | Edureka</text:p>
          </table:table-cell>
          <table:table-cell table:style-name="Table1.A1" office:value-type="string">
            <text:p text:style-name="P4"><text:a xlink:type="simple" xlink:href="https://youtube.com/playlist?list=PL9ooVrP1hQOFNILGSLOiflM9kKnEM16Ox" text:style-name="Internet_20_link" text:visited-style-name="Visited_20_Internet_20_Link">https://youtube.com/playlist?list=PL9ooVrP1hQOFNILGSLOiflM9kKnEM16Ox</text:a> </text:p>
          </table:table-cell>
        </table:table-row>
        <table:table-row table:style-name="TableLine1796309606400">
          <table:table-cell table:style-name="Table1.A1" office:value-type="string">
            <text:p text:style-name="P10">FreeCodeCamp.org</text:p>
            <text:p text:style-name="P10">Ethical Hacking</text:p>
          </table:table-cell>
          <table:table-cell table:style-name="Table1.A1" office:value-type="string">
            <text:p text:style-name="P4"><text:a xlink:type="simple" xlink:href="https://youtube.com/playlist?list=PLWKjhJtqVAbnklGh3FNRLECx_2D_vK3mu" text:style-name="Internet_20_link" text:visited-style-name="Visited_20_Internet_20_Link">https://youtube.com/playlist?list=PLWKjhJtqVAbnklGh3FNRLECx_2D_vK3mu</text:a> </text:p>
          </table:table-cell>
        </table:table-row>
        <table:table-row table:style-name="TableLine1796309616192">
          <table:table-cell table:style-name="Table1.A1" office:value-type="string">
            <text:p text:style-name="P10">HackerSploit</text:p>
            <text:p text:style-name="P10">Ethical Hacking &amp; Penetration Testing - Complete Course</text:p>
          </table:table-cell>
          <table:table-cell table:style-name="Table1.A1" office:value-type="string">
            <text:p text:style-name="P4"><text:a xlink:type="simple" xlink:href="https://youtube.com/playlist?list=PLBf0hzazHTGOEuhPQSnq-Ej8jRyXxfYvl" text:style-name="Internet_20_link" text:visited-style-name="Visited_20_Internet_20_Link">https://youtube.com/playlist?list=PLBf0hzazHTGOEuhPQSnq-Ej8jRyXxfYvl</text:a> </text:p>
          </table:table-cell>
        </table:table-row>
        <table:table-row table:style-name="TableLine1796309612112">
          <table:table-cell table:style-name="Table1.A1" office:value-type="string">
            <text:p text:style-name="P5">Motasem Hamdan</text:p>
            <text:p text:style-name="P5">OSCP Training 2020</text:p>
          </table:table-cell>
          <table:table-cell table:style-name="Table1.A1" office:value-type="string">
            <text:p text:style-name="P4"><text:a xlink:type="simple" xlink:href="https://youtube.com/playlist?list=PLqM63j87R5p4Mp4NP-Oa1kLV6o22RDfex" text:style-name="Internet_20_link" text:visited-style-name="Visited_20_Internet_20_Link">https://youtube.com/playlist?list=PLqM63j87R5p4Mp4NP-Oa1kLV6o22RDfex</text:a> </text:p>
          </table:table-cell>
        </table:table-row>
        <table:table-row table:style-name="TableLine1796309612384">
          <table:table-cell table:style-name="Table1.A1" office:value-type="string">
            <text:p text:style-name="P5">ayman soory</text:p>
            <text:p text:style-name="P11">Zaid (What is the lecturers full name / youtube channel?)</text:p>
            <text:p text:style-name="P5">Learn Ethical Hacking From Scratch - ethical hacking full course - learn from scratch</text:p>
          </table:table-cell>
          <table:table-cell table:style-name="Table1.A1" office:value-type="string">
            <text:p text:style-name="P4"><text:a xlink:type="simple" xlink:href="https://youtube.com/playlist?list=PLR3pMNsds9wfAmZ_7BUH4NDSZCmTmcVKo" text:style-name="Internet_20_link" text:visited-style-name="Visited_20_Internet_20_Link">https://youtube.com/playlist?list=PLR3pMNsds9wfAmZ_7BUH4NDSZCmTmcVKo</text:a> </text:p>
          </table:table-cell>
        </table:table-row>
        <table:table-row table:style-name="TableLine1796309614832">
          <table:table-cell table:style-name="Table1.A1" office:value-type="string">
            <text:p text:style-name="P11">w3w3w3</text:p>
            <text:p text:style-name="P11">Python Malware/Hacking Tutorials</text:p>
          </table:table-cell>
          <table:table-cell table:style-name="Table1.A1" office:value-type="string">
            <text:p text:style-name="P4"><text:a xlink:type="simple" xlink:href="https://youtube.com/playlist?list=PLrdeBRwgL0ToNwDbvkpV2Ss-yjCKDo-Zl" text:style-name="Internet_20_link" text:visited-style-name="Visited_20_Internet_20_Link">https://youtube.com/playlist?list=PLrdeBRwgL0ToNwDbvkpV2Ss-yjCKDo-Zl</text:a> </text:p>
          </table:table-cell>
        </table:table-row>
        <table:table-row table:style-name="TableLine1796309602864">
          <table:table-cell table:style-name="Table1.A1" office:value-type="string">
            <text:p text:style-name="P11">Make Me Hack</text:p>
            <text:p text:style-name="P11">Hardware Hacking Tutorial</text:p>
          </table:table-cell>
          <table:table-cell table:style-name="Table1.A1" office:value-type="string">
            <text:p text:style-name="P4"><text:a xlink:type="simple" xlink:href="https://youtube.com/playlist?list=PLoFdAHrZtKkhcd9k8ZcR4th8Q8PNOx7iU" text:style-name="Internet_20_link" text:visited-style-name="Visited_20_Internet_20_Link">https://youtube.com/playlist?list=PLoFdAHrZtKkhcd9k8ZcR4th8Q8PNOx7iU</text:a> </text:p>
          </table:table-cell>
        </table:table-row>
        <table:table-row table:style-name="TableLine1796309614288">
          <table:table-cell table:style-name="Table1.A1" office:value-type="string">
            <text:p text:style-name="P12">Udemy Course</text:p>
            <text:p text:style-name="P12">The Complete Ethical Hacking Course Beginner to Advanced</text:p>
          </table:table-cell>
          <table:table-cell table:style-name="Table1.A1" office:value-type="string">
            <text:p text:style-name="P4"><text:a xlink:type="simple" xlink:href="https://youtube.com/playlist?list=PL0-4oWTgb_cniCsTF8hitbZL38NjFRyRr" text:style-name="Internet_20_link" text:visited-style-name="Visited_20_Internet_20_Link">https://youtube.com/playlist?list=PL0-4oWTgb_cniCsTF8hitbZL38NjFRyRr</text:a> </text:p>
          </table:table-cell>
        </table:table-row>
        <table:table-row table:style-name="TableLine1796309603952">
          <table:table-cell table:style-name="Table1.A1" office:value-type="string">
            <text:p text:style-name="P5">Hack Hotel, Airplane &amp; Coffee Shop Hotspots for Free Wi-Fi with MAC Spoofing [Tutorial]</text:p>
            <text:p text:style-name="P5">Null Byte</text:p>
          </table:table-cell>
          <table:table-cell table:style-name="Table1.A1" office:value-type="string">
            <text:p text:style-name="P4"><text:a xlink:type="simple" xlink:href="https://youtu.be/taAD2z8spP0" text:style-name="Internet_20_link" text:visited-style-name="Visited_20_Internet_20_Link">https://youtu.be/taAD2z8spP0</text:a> </text:p>
          </table:table-cell>
        </table:table-row>
        <table:table-row table:style-name="TableLine1796309604496">
          <table:table-cell table:style-name="Table1.A1" office:value-type="string">
            <text:p text:style-name="P13">MrTurvey</text:p>
            <text:p text:style-name="P13">How To Bypass MAC Address Filtering (MAC Spoofing)</text:p>
          </table:table-cell>
          <table:table-cell table:style-name="Table1.A1" office:value-type="string">
            <text:p text:style-name="P4"><text:a xlink:type="simple" xlink:href="https://youtu.be/pIehC7gNplA" text:style-name="Internet_20_link" text:visited-style-name="Visited_20_Internet_20_Link">https://youtu.be/pIehC7gNplA</text:a> </text:p>
          </table:table-cell>
        </table:table-row>
        <table:table-row table:style-name="TableLine1796309612928">
          <table:table-cell table:style-name="Table1.A1" office:value-type="string">
            <text:p text:style-name="P13">Cyber-Recon</text:p>
            <text:p text:style-name="P13">Security + 1.2 MAC Spoofing</text:p>
          </table:table-cell>
          <table:table-cell table:style-name="Table1.A1" office:value-type="string">
            <text:p text:style-name="P4"><text:a xlink:type="simple" xlink:href="https://youtu.be/olpKMdQI1XY" text:style-name="Internet_20_link" text:visited-style-name="Visited_20_Internet_20_Link">https://youtu.be/olpKMdQI1XY</text:a> </text:p>
          </table:table-cell>
        </table:table-row>
        <table:table-row table:style-name="TableLine1796309606944">
          <table:table-cell table:style-name="Table1.A1" office:value-type="string">
            <text:p text:style-name="P14">danscourses</text:p>
            <text:p text:style-name="P14">ARP Spoofing - Man-in-the-middle attack</text:p>
          </table:table-cell>
          <table:table-cell table:style-name="Table1.A1" office:value-type="string">
            <text:p text:style-name="P4"><text:a xlink:type="simple" xlink:href="https://youtu.be/hI9J_tnNDCc" text:style-name="Internet_20_link" text:visited-style-name="Visited_20_Internet_20_Link">https://youtu.be/hI9J_tnNDCc</text:a> </text:p>
          </table:table-cell>
        </table:table-row>
        <table:table-row table:style-name="TableLine1796309613472">
          <table:table-cell table:style-name="Table1.A1" office:value-type="string">
            <text:p text:style-name="P14">Cyber-Recon</text:p>
            <text:p text:style-name="P14">April Security + (501) Boot Camp</text:p>
          </table:table-cell>
          <table:table-cell table:style-name="Table1.A1" office:value-type="string">
            <text:p text:style-name="P4"><text:a xlink:type="simple" xlink:href="https://youtube.com/playlist?list=PLZMqSGL_KK5elbK-sHpRkR0G0ar3yHrlC" text:style-name="Internet_20_link" text:visited-style-name="Visited_20_Internet_20_Link">https://youtube.com/playlist?list=PLZMqSGL_KK5elbK-sHpRkR0G0ar3yHrlC</text:a> </text:p>
          </table:table-cell>
        </table:table-row>
        <table:table-row table:style-name="TableLine1796309600960">
          <table:table-cell table:style-name="Table1.A1" office:value-type="string">
            <text:p text:style-name="P16">Free Education For All</text:p>
            <text:p text:style-name="P16">Kali Linux - Complete Training Program from Scratch</text:p>
          </table:table-cell>
          <table:table-cell table:style-name="Table1.A1" office:value-type="string">
            <text:p text:style-name="P4"><text:a xlink:type="simple" xlink:href="https://youtube.com/playlist?list=PLnjNR4-S-EVqfJWovxEJyb7I0IOkKkoYM" text:style-name="Internet_20_link" text:visited-style-name="Visited_20_Internet_20_Link">https://youtube.com/playlist?list=PLnjNR4-S-EVqfJWovxEJyb7I0IOkKkoYM</text:a></text:p>
          </table:table-cell>
        </table:table-row>
        <table:table-row table:style-name="TableLine1796309613200">
          <table:table-cell table:style-name="Table1.A1" office:value-type="string">
            <text:p text:style-name="P17">LiveOverflow</text:p>
            <text:p text:style-name="P5">can you hack this screenshot service?? - CSCG 2021</text:p>
          </table:table-cell>
          <table:table-cell table:style-name="Table1.A1" office:value-type="string">
            <text:p text:style-name="P4"><text:a xlink:type="simple" xlink:href="https://youtu.be/FCjMoPpOPYI" text:style-name="Internet_20_link" text:visited-style-name="Visited_20_Internet_20_Link">https://youtu.be/FCjMoPpOPYI</text:a> </text:p>
          </table:table-cell>
        </table:table-row>
        <table:table-row table:style-name="TableLine1796309605312">
          <table:table-cell table:style-name="Table1.A1" office:value-type="string">
            <text:p text:style-name="P18">The Cyber Mentor</text:p>
            <text:p text:style-name="P18">Buffer Overflows Made Easy</text:p>
          </table:table-cell>
          <table:table-cell table:style-name="Table1.A1" office:value-type="string">
            <text:p text:style-name="P4"><text:a xlink:type="simple" xlink:href="https://youtube.com/playlist?list=PLLKT__MCUeix3O0DPbmuaRuR_4Hxo4m3G" text:style-name="Internet_20_link" text:visited-style-name="Visited_20_Internet_20_Link">https://youtube.com/playlist?list=PLLKT__MCUeix3O0DPbmuaRuR_4Hxo4m3G</text:a> </text:p>
          </table:table-cell>
        </table:table-row>
        <table:table-row table:style-name="TableLine1796309616736">
          <table:table-cell table:style-name="Table1.A1" office:value-type="string">
            <text:p text:style-name="P18">The Cyber Mentor</text:p>
            <text:p text:style-name="P5">Full Ethical Hacking Course - Beginner Network Penetration Testing (2019)</text:p>
          </table:table-cell>
          <table:table-cell table:style-name="Table1.A1" office:value-type="string">
            <text:p text:style-name="P4"><text:a xlink:type="simple" xlink:href="https://youtu.be/WnN6dbos5u8" text:style-name="Internet_20_link" text:visited-style-name="Visited_20_Internet_20_Link">https://youtu.be/WnN6dbos5u8</text:a> </text:p>
          </table:table-cell>
        </table:table-row>
        <table:table-row table:style-name="TableLine1796309617552">
          <table:table-cell table:style-name="Table1.A1" office:value-type="string">
            <text:p text:style-name="P18">The Cyber Mentor</text:p>
            <text:p text:style-name="P18"><text:soft-page-break/>Beginner Web Application Hacking (Full Course)</text:p>
          </table:table-cell>
          <table:table-cell table:style-name="Table1.A1" office:value-type="string">
            <text:p text:style-name="P4"><text:a xlink:type="simple" xlink:href="https://youtu.be/24fHLWXGS-M" text:style-name="Internet_20_link" text:visited-style-name="Visited_20_Internet_20_Link">https://youtu.be/24fHLWXGS-M</text:a> </text:p>
          </table:table-cell>
        </table:table-row>
        <table:table-row table:style-name="TableLine1796309600688">
          <table:table-cell table:style-name="Table1.A1" office:value-type="string">
            <text:p text:style-name="P18">The Cyber Mentor</text:p>
            <text:p text:style-name="P18">The Complete Linux for Ethical Hackers Course for 2019 </text:p>
          </table:table-cell>
          <table:table-cell table:style-name="Table1.A1" office:value-type="string">
            <text:p text:style-name="P4"><text:a xlink:type="simple" xlink:href="https://youtu.be/rZsJieGi8os" text:style-name="Internet_20_link" text:visited-style-name="Visited_20_Internet_20_Link">https://youtu.be/rZsJieGi8os</text:a> </text:p>
          </table:table-cell>
        </table:table-row>
        <table:table-row table:style-name="TableLine1796309601776">
          <table:table-cell table:style-name="Table1.A1" office:value-type="string">
            <text:p text:style-name="P19">Alh4zr3d</text:p>
            <text:p text:style-name="P19">OSCP Prep - x86 Windows Stack-Based Buffer Overflow Full Tutorial - War-FTP 1.65</text:p>
          </table:table-cell>
          <table:table-cell table:style-name="Table1.A1" office:value-type="string">
            <text:p text:style-name="P4"><text:a xlink:type="simple" xlink:href="https://youtu.be/Z2pQuGmFNrM" text:style-name="Internet_20_link" text:visited-style-name="Visited_20_Internet_20_Link">https://youtu.be/Z2pQuGmFNrM</text:a> <text:s/></text:p>
          </table:table-cell>
        </table:table-row>
        <table:table-row table:style-name="TableLine179630960558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Line1796309607488">
          <table:table-cell table:style-name="Table1.A1" office:value-type="string">
            <text:p text:style-name="P5"><text:s/></text:p>
          </table:table-cell>
          <table:table-cell table:style-name="Table1.A1" office:value-type="string">
            <text:p text:style-name="P4"/>
          </table:table-cell>
        </table:table-row>
        <table:table-row table:style-name="TableLine179630962571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Line179630962870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Line179630963251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</table:table>
      <text:p text:style-name="P31"/>
      <text:p text:style-name="P32">Youtubers</text:p>
      <text:p text:style-name="P21"/>
      <table:table table:name="Table2" table:style-name="Table2">
        <table:table-column table:style-name="Table2.A" table:number-columns-repeated="3"/>
        <table:table-row table:style-name="TableLine1796309606128">
          <table:table-cell table:style-name="Table2.A1" office:value-type="string">
            <text:p text:style-name="P22">John Hammond</text:p>
            <text:p text:style-name="P22">Hackersploit</text:p>
            <text:p text:style-name="P22">Thecybermentor</text:p>
            <text:p text:style-name="P22">securityf2d</text:p>
            <text:p text:style-name="P23">Loi Liang Yang</text:p>
            <text:p text:style-name="P23">Coding Tech</text:p>
            <text:p text:style-name="P23">HackerOne</text:p>
            <text:p text:style-name="P23">Jesse Campos</text:p>
            <text:p text:style-name="P23">Nova Computing</text:p>
            <text:p text:style-name="P23">Hacking Video Tutorial – Hellbound Hackers</text:p>
            <text:p text:style-name="P23">Fredrik Christenson</text:p>
            <text:p text:style-name="P23">LiveOverflow</text:p>
            <text:p text:style-name="P23">zSecurity</text:p>
            <text:p text:style-name="P24">IppSec</text:p>
            <text:p text:style-name="P24"><text:a xlink:type="simple" xlink:href="https://www.youtube.com/channel/UCmXwpkCXmIKjoRLMsq9I3RA" text:style-name="Internet_20_link" text:visited-style-name="Visited_20_Internet_20_Link"><text:span text:style-name="T3">PinkDraconian</text:span></text:a> </text:p>
            <text:p text:style-name="P24">Simplilearn</text:p>
            <text:p text:style-name="P24">Edureka!</text:p>
            <text:p text:style-name="P24">AllAbout Tech</text:p>
            <text:p text:style-name="P24">Tutorials Point (India) Ltd.</text:p>
            <text:p text:style-name="P25"><text:soft-page-break/>Cyber-Recon</text:p>
            <text:p text:style-name="P27">MrTurvey</text:p>
            <text:p text:style-name="P27">Station X</text:p>
            <text:p text:style-name="P27"/>
            <text:p text:style-name="P28"><text:a xlink:type="simple" xlink:href="https://www.youtube.com/c/c0nd4/" text:style-name="Internet_20_link" text:visited-style-name="Visited_20_Internet_20_Link">Conda</text:a> / <text:span text:style-name="T2">c0nd4</text:span></text:p>
            <text:p text:style-name="P29">intigriti</text:p>
            <text:p text:style-name="P29"/>
            <text:p text:style-name="P30"><text:a xlink:type="simple" xlink:href="https://www.youtube.com/c/MotasemHamdaninfosec" text:style-name="Internet_20_link" text:visited-style-name="Visited_20_Internet_20_Link">Motasem Hamdan</text:a></text:p>
            <text:p text:style-name="P30"><text:a xlink:type="simple" xlink:href="https://www.youtube.com/c/CYBERINSIGHT" text:style-name="Internet_20_link" text:visited-style-name="Visited_20_Internet_20_Link">CYBERINSIGHT</text:a></text:p>
            <text:p text:style-name="P30"/>
            <text:p text:style-name="P29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8T23:08:06.950000000</meta:creation-date>
    <dc:date>2022-04-01T01:07:48.814000000</dc:date>
    <meta:editing-duration>PT17H16M4S</meta:editing-duration>
    <meta:editing-cycles>14</meta:editing-cycles>
    <meta:generator>LibreOffice/7.1.5.2$Windows_X86_64 LibreOffice_project/85f04e9f809797b8199d13c421bd8a2b025d52b5</meta:generator>
    <meta:document-statistic meta:table-count="2" meta:image-count="0" meta:object-count="0" meta:page-count="4" meta:paragraph-count="143" meta:word-count="447" meta:character-count="4507" meta:non-whitespace-character-count="4163"/>
  </office:meta>
</office:document-meta>
</file>